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rtualUserTableUtil.getXMLMappings( String mapp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irtualUserTableUtil.getMappings( String raw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rtualUserTableUtil.mappingToCollection( String rawMapp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irtualUserTableUtil.getTargetString( String user , String domain , Map mappin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VirtualUserTableUtil.VirtualUserTable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irtualUserTableUtil.regexMap( MailAddress address , String targetStr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irtualUserTableUtil.CollectionToMapping( Collection 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irtualUserTableUtil.getSeparator( String targetStr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